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0.862cm" fo:min-width="0.9cm"/>
    </style:style>
    <style:style style:name="gr1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/>
      <style:text-properties fo:font-size="9pt"/>
    </style:style>
    <style:style style:name="P7" style:family="paragraph">
      <style:paragraph-properties fo:text-align="start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/>
      <style:text-properties fo:font-size="10pt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MagDrp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CompIndex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CompCoun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Sel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Inp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Inp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-1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Inp2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0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Node DRP, ver 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xml:id="id15" draw:id="id15" draw:layer="layout" svg:width="2cm" svg:height="2.2cm" draw:transform="rotate (1.5707963267949) translate (14.601cm 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MagDrp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CompIndex</text:p>
          <draw:enhanced-geometry svg:viewBox="0 0 21600 21600" draw:type="rectangle" draw:enhanced-path="M 0 0 L 21600 0 21600 21600 0 21600 0 0 Z N"/>
        </draw:custom-shape>
        <draw:custom-shape draw:style-name="gr6" draw:text-style-name="P4" xml:id="id32" draw:id="id32" draw:layer="layout" svg:width="2cm" svg:height="0.4cm" svg:x="3.201cm" svg:y="4.001cm">
          <text:p text:style-name="P3">CompName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4cm">
          <text:p text:style-name="P3"><text:span text:style-name="T1">:Swi</text:span><text:span text:style-name="T1">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7cm">
          <text:p text:style-name="P3">Sel</text:p>
          <draw:enhanced-geometry svg:viewBox="0 0 21600 21600" draw:type="rectangle" draw:enhanced-path="M 0 0 L 21600 0 21600 21600 0 21600 0 0 Z N"/>
        </draw:custom-shape>
        <draw:custom-shape draw:style-name="gr8" draw:text-style-name="P4" xml:id="id27" draw:id="id27" draw:layer="layout" svg:width="0.954cm" svg:height="0.4cm" svg:x="14.601cm" svg:y="6.2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6cm">
          <text:p text:style-name="P3">Inp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0" draw:text-style-name="P1" xml:id="id20" draw:id="id20" draw:layer="layout" svg:width="1.4cm" svg:height="1.281cm" draw:transform="rotate (1.5707963267949) translate (8.9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.2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6cm">
          <text:p text:style-name="P3">Inp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01cm" svg:y1="6.4cm" svg:x2="8.919cm" svg:y2="8.8cm" draw:start-shape="id16" draw:start-glue-point="1" draw:end-shape="id17" draw:end-glue-point="3" svg:d="M19201 6400h501v4800h-11284v-2400h501" svg:viewBox="0 0 11285 4801">
          <text:p/>
        </draw:connector>
        <draw:custom-shape draw:style-name="gr13" draw:text-style-name="P6" xml:id="id18" draw:id="id18" draw:layer="layout" svg:width="0.8cm" svg:height="0.8cm" svg:x="7cm" svg:y="8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4cm" svg:x2="8.919cm" svg:y2="8.4cm" draw:start-shape="id18" draw:start-glue-point="1" draw:end-shape="id19" draw:end-glue-point="3" svg:d="M7800 8400h1119" svg:viewBox="0 0 1120 1">
          <text:p/>
        </draw:connector>
        <draw:connector draw:style-name="gr9" draw:text-style-name="P5" draw:layer="layout" draw:line-skew="-1.801cm" svg:x1="10.2cm" svg:y1="8.301cm" svg:x2="14.601cm" svg:y2="6.8cm" draw:start-shape="id20" draw:start-glue-point="6" draw:end-shape="id21" draw:end-glue-point="3" svg:d="M10200 8301h400v-1501h4001" svg:viewBox="0 0 4402 1502">
          <text:p/>
        </draw:connector>
        <draw:custom-shape draw:style-name="gr10" draw:text-style-name="P1" xml:id="id23" draw:id="id23" draw:layer="layout" svg:width="1.4cm" svg:height="1.281cm" draw:transform="rotate (1.5707963267949) translate (12.201cm 8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7.401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12.201cm" svg:y="8.001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8.401cm">
          <text:p text:style-name="P3">Inp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299cm" svg:x1="12.201cm" svg:y1="8.601cm" svg:x2="19.201cm" svg:y2="6.4cm" draw:start-shape="id22" draw:start-glue-point="3" draw:end-shape="id16" draw:end-glue-point="1" svg:d="M12201 8601h-501v2299h8002v-4500h-501" svg:viewBox="0 0 8003 4501">
          <text:p/>
        </draw:connector>
        <draw:connector draw:style-name="gr9" draw:text-style-name="P5" draw:layer="layout" svg:x1="13.482cm" svg:y1="8.102cm" svg:x2="14.601cm" svg:y2="7.2cm" draw:start-shape="id23" draw:start-glue-point="6" draw:end-shape="id24" draw:end-glue-point="3" svg:d="M13482 8102h560v-902h559" svg:viewBox="0 0 1120 903">
          <text:p/>
        </draw:connector>
        <draw:connector draw:style-name="gr9" draw:text-style-name="P5" draw:layer="layout" draw:line-skew="1.14cm" svg:x1="5.2cm" svg:y1="4.6cm" svg:x2="8.919cm" svg:y2="6.4cm" draw:start-shape="id25" draw:start-glue-point="1" draw:end-shape="id26" draw:end-glue-point="3" svg:d="M5200 4600h3000v1800h719" svg:viewBox="0 0 3720 1801">
          <text:p/>
        </draw:connector>
        <draw:custom-shape draw:style-name="gr14" draw:text-style-name="P8" draw:layer="layout" svg:width="6.4cm" svg:height="0.444cm" svg:x="1.001cm" svg:y="1.001cm">
          <text:p text:style-name="P7">Node DRP, ver 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" svg:x1="14.601cm" svg:y1="6.4cm" svg:x2="19.201cm" svg:y2="6.4cm" draw:start-shape="id27" draw:start-glue-point="3" draw:end-shape="id16" draw:end-glue-point="1" svg:d="M14601 6400h-501v-1201h5602v1201h-501" svg:viewBox="0 0 5603 1202">
          <text:p/>
        </draw:connector>
        <draw:custom-shape draw:style-name="gr10" draw:text-style-name="P1" draw:layer="layout" svg:width="1.4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5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2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0" draw:text-style-name="P1" xml:id="id30" draw:id="id30" draw:layer="layout" svg:width="1.4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5.6cm">
          <text:p text:style-name="P3"><text:span text:style-name="T1">:A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" draw:id="id26" draw:layer="layout" svg:width="0.8cm" svg:height="0.4cm" svg:x="8.919cm" svg:y="6.2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8.919cm" svg:y="6.6cm">
          <text:p text:style-name="P3">InpN</text:p>
          <draw:enhanced-geometry svg:viewBox="0 0 21600 21600" draw:type="rectangle" draw:enhanced-path="M 0 0 L 21600 0 21600 21600 0 21600 0 0 Z N"/>
        </draw:custom-shape>
        <draw:custom-shape draw:style-name="gr13" draw:text-style-name="P6" xml:id="id28" draw:id="id28" draw:layer="layout" svg:width="0.8cm" svg:height="0.8cm" svg:x="7cm" svg:y="6.4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8" draw:start-glue-point="1" draw:end-shape="id29" draw:end-glue-point="3" svg:d="M7800 6800h1119" svg:viewBox="0 0 1120 1">
          <text:p/>
        </draw:connector>
        <draw:connector draw:style-name="gr9" draw:text-style-name="P5" draw:layer="layout" svg:x1="10.2cm" svg:y1="6.301cm" svg:x2="12.201cm" svg:y2="8.201cm" draw:start-shape="id30" draw:start-glue-point="6" draw:end-shape="id31" draw:end-glue-point="3" svg:d="M10200 6301h1001v1900h1000" svg:viewBox="0 0 2002 1901">
          <text:p/>
        </draw:connector>
        <draw:custom-shape draw:style-name="gr6" draw:text-style-name="P4" xml:id="id25" draw:id="id25" draw:layer="layout" svg:width="2cm" svg:height="0.4cm" svg:x="3.2cm" svg:y="4.4cm">
          <text:p text:style-name="P3">CompCou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cm" svg:height="1.4cm" draw:transform="rotate (1.5707963267949) translate (21.8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3.4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" draw:id="id33" draw:layer="layout" svg:width="0.8cm" svg:height="0.4cm" svg:x="21.8cm" svg:y="4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6" draw:text-style-name="P4" xml:id="id34" draw:id="id34" draw:layer="layout" svg:width="1cm" svg:height="0.4cm" svg:x="21.8cm" svg:y="4.4cm">
          <text:p text:style-name="P3">Index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1.8cm" svg:y2="4.2cm" draw:start-shape="id32" draw:start-glue-point="1" draw:end-shape="id33" draw:end-glue-point="3" svg:d="M5201 4201h8300v-1h8299" svg:viewBox="0 0 16600 2">
          <text:p/>
        </draw:connector>
        <draw:connector draw:style-name="gr9" draw:text-style-name="P5" draw:layer="layout" svg:x1="19.201cm" svg:y1="6.4cm" svg:x2="21.8cm" svg:y2="4.6cm" draw:start-shape="id16" draw:start-glue-point="1" draw:end-shape="id34" draw:end-glue-point="3" svg:d="M19201 6400h1300v-1800h1299" svg:viewBox="0 0 2600 1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1-09T19:03:10.538049085</dc:date>
    <meta:editing-duration>PT21H36M52S</meta:editing-duration>
    <meta:editing-cycles>6</meta:editing-cycles>
    <meta:document-statistic meta:object-count="76"/>
  </office:meta>
</office:document-meta>
</file>